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 style:family="paragraph" style:parent-style-name="Heading_20_1">
      <style:text-properties fo:language="en" fo:country="US" style:language-complex="ar" style:country-complex="SA"/>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text-properties fo:language="en" fo:country="US" style:language-complex="ar" style:country-complex="SA"/>
    </style:style>
    <style:style style:name="P5" style:family="paragraph" style:parent-style-name="Standard">
      <style:paragraph-properties fo:margin-top="0.282cm" fo:margin-bottom="0cm"/>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Document_20_Title">
      <style:text-properties fo:font-size="14pt" fo:language="en" fo:country="US" fo:font-weight="normal" style:font-size-asian="14pt" style:font-weight-asian="normal" style:language-complex="ar" style:country-complex="SA"/>
    </style:style>
    <style:style style:name="P1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text-properties fo:language="en" fo:country="US" style:language-complex="ar" style:country-complex="SA"/>
    </style:style>
    <style:style style:name="P23" style:family="paragraph" style:parent-style-name="Body">
      <style:paragraph-properties fo:margin-top="0cm" fo:margin-bottom="0.21cm" fo:orphans="2" fo:widows="2" style:writing-mode="lr-tb"/>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2.286cm" fo:margin-right="0cm" fo:text-indent="0cm" style:auto-text-indent="false"/>
    </style:style>
    <style:style style:name="P31" style:family="paragraph" style:parent-style-name="Text_20_body">
      <style:paragraph-properties fo:margin-left="2.286cm" fo:margin-right="0cm" fo:text-indent="0cm" style:auto-text-indent="false"/>
      <style:text-properties style:font-name="ProductusSemibold" fo:font-size="12pt"/>
    </style:style>
    <style:style style:name="P32" style:family="paragraph" style:parent-style-name="Text_20_body">
      <style:paragraph-properties fo:margin-left="2.286cm" fo:margin-right="0cm" fo:text-indent="0cm" style:auto-text-indent="false"/>
      <style:text-properties style:font-name="Proforma" fo:font-size="9pt"/>
    </style:style>
    <style:style style:name="P3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4"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Body" style:list-style-name="L3"/>
    <style:style style:name="P36" style:family="paragraph" style:parent-style-name="Body" style:list-style-name="L4"/>
    <style:style style:name="P37" style:family="paragraph" style:parent-style-name="Body" style:list-style-name="L5"/>
    <style:style style:name="P38" style:family="paragraph" style:parent-style-name="Body">
      <style:text-properties fo:color="#ff0000" fo:language="en" fo:country="US" fo:font-style="italic" style:font-style-asian="italic" style:language-complex="ar" style:country-complex="SA"/>
    </style:style>
    <style:style style:name="P39" style:family="paragraph" style:parent-style-name="Body" style:list-style-name="L8"/>
    <style:style style:name="P40" style:family="paragraph" style:parent-style-name="Body">
      <style:text-properties fo:font-weight="bold" style:font-weight-asian="bold" style:font-weight-complex="bold"/>
    </style:style>
    <style:style style:name="P41" style:family="paragraph" style:parent-style-name="Body">
      <style:text-properties style:font-name="Courier"/>
    </style:style>
    <style:style style:name="P42" style:family="paragraph" style:parent-style-name="Body">
      <style:text-properties fo:language="en" fo:country="US" style:language-complex="ar" style:country-complex="SA"/>
    </style:style>
    <style:style style:name="P43" style:family="paragraph" style:parent-style-name="Body">
      <style:paragraph-properties fo:margin-top="0cm" fo:margin-bottom="0.21cm" fo:orphans="2" fo:widows="2" style:writing-mode="lr-tb"/>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5" style:family="paragraph" style:parent-style-name="Body">
      <style:paragraph-properties fo:margin-left="0cm" fo:margin-right="0cm" fo:text-indent="0cm" style:auto-text-indent="false"/>
    </style:style>
    <style:style style:name="P46" style:family="paragraph" style:parent-style-name="Body">
      <style:paragraph-properties fo:margin-left="0cm" fo:margin-right="0cm" fo:text-indent="0cm" style:auto-text-indent="false"/>
      <style:text-properties style:font-name="Courier" fo:font-weight="normal" style:font-weight-asian="normal" style:font-weight-complex="normal"/>
    </style:style>
    <style:style style:name="P47" style:family="paragraph" style:parent-style-name="Body">
      <style:paragraph-properties fo:margin-left="0cm" fo:margin-right="0cm" fo:text-indent="0cm" style:auto-text-indent="false"/>
      <style:text-properties fo:font-weight="bold" style:font-weight-asian="bold" style:font-weight-complex="bold"/>
    </style:style>
    <style:style style:name="P48" style:family="paragraph" style:parent-style-name="Body">
      <style:paragraph-properties fo:margin-left="0cm" fo:margin-right="0cm" fo:text-indent="0cm" style:auto-text-indent="false"/>
      <style:text-properties fo:font-weight="normal" style:font-weight-asian="normal" style:font-weight-complex="normal"/>
    </style:style>
    <style:style style:name="P4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0" style:family="paragraph" style:parent-style-name="Definition_20_Term">
      <style:text-properties fo:language="en" fo:country="US" style:language-complex="ar" style:country-complex="SA"/>
    </style:style>
    <style:style style:name="P51" style:family="paragraph" style:parent-style-name="Text_20_body" style:list-style-name="L7"/>
    <style:style style:name="P52" style:family="paragraph" style:parent-style-name="Text_20_body" style:list-style-name="L2">
      <style:paragraph-properties fo:margin-left="4.572cm" fo:margin-right="0cm" fo:text-indent="-0.635cm" style:auto-text-indent="false"/>
    </style:style>
    <style:style style:name="P53" style:family="paragraph" style:parent-style-name="Heading_20_1">
      <style:text-properties fo:language="en" fo:country="US" style:language-complex="ar" style:country-complex="SA"/>
    </style:style>
    <style:style style:name="P54" style:family="paragraph" style:parent-style-name="Heading_20_1">
      <style:paragraph-properties fo:break-before="page"/>
      <style:text-properties fo:language="en" fo:country="US" style:language-complex="ar" style:country-complex="SA"/>
    </style:style>
    <style:style style:name="P55"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56" style:family="paragraph" style:parent-style-name="Heading_20_2">
      <style:text-properties fo:language="en" fo:country="US" style:language-complex="ar" style:country-complex="SA"/>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 style:family="text">
      <style:text-properties fo:language="en" fo:country="US" style:language-complex="ar" style:country-complex="SA"/>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font-size="14pt" fo:font-weight="normal" style:font-size-asian="14pt" style:font-weight-asian="normal"/>
    </style:style>
    <style:style style:name="T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7" style:family="text">
      <style:text-properties fo:color="#ff0000" fo:font-style="italic" style:font-style-asian="italic"/>
    </style:style>
    <style:style style:name="T8" style:family="text">
      <style:text-properties fo:color="#ff0000" fo:font-style="italic" fo:font-weight="bold" style:font-style-asian="italic" style:font-weight-asian="bold"/>
    </style:style>
    <style:style style:name="T9" style:family="text">
      <style:text-properties fo:language="en" fo:country="US" style:language-complex="ar" style:country-complex="SA"/>
    </style:style>
    <style:style style:name="T10" style:family="text">
      <style:text-properties fo:language="en" fo:country="US" fo:font-weight="bold" style:font-name-asian="Times New Roman" style:font-weight-asian="bold" style:font-name-complex="Times New Roman" style:language-complex="ar" style:country-complex="SA" style:font-weight-complex="bold"/>
    </style:style>
    <style:style style:name="T11" style:family="text">
      <style:text-properties style:font-name="Courier New"/>
    </style:style>
    <style:style style:name="T12" style:family="text">
      <style:text-properties fo:font-weight="bold" style:font-weight-asian="bold" style:font-weight-complex="bold"/>
    </style:style>
    <style:style style:name="T13" style:family="text">
      <style:text-properties fo:color="#000000"/>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fo:font-weight="bold" style:font-weight-asian="bold" style:font-weight-complex="bold"/>
    </style:style>
    <style:style style:name="T16" style:family="text">
      <style:text-properties fo:color="#7f0055" fo:font-weight="bold" style:font-weight-asian="bold" style:font-weight-complex="bold"/>
    </style:style>
    <style:style style:name="T17" style:family="text">
      <style:text-properties fo:color="#0000c0"/>
    </style:style>
    <style:style style:name="T18" style:family="text">
      <style:text-properties fo:color="#0000c0" fo:font-style="italic" style:font-style-asian="italic" style:font-style-complex="italic"/>
    </style:style>
    <style:style style:name="T19" style:family="text">
      <style:text-properties fo:color="#3f5fbf"/>
    </style:style>
    <style:style style:name="T20" style:family="text">
      <style:text-properties fo:color="#3f5fbf" style:text-underline-style="solid" style:text-underline-width="auto" style:text-underline-color="font-color"/>
    </style:style>
    <style:style style:name="T21" style:family="text">
      <style:text-properties fo:color="#3f3fbf"/>
    </style:style>
    <style:style style:name="T22" style:family="text">
      <style:text-properties fo:color="#7f9fbf" fo:font-weight="bold" style:font-weight-asian="bold" style:font-weight-complex="bold"/>
    </style:style>
    <style:style style:name="T23" style:family="text">
      <style:text-properties style:font-name="Proforma" fo:font-size="9pt"/>
    </style:style>
    <style:style style:name="T24" style:family="text">
      <style:text-properties style:font-name="Proforma" fo:font-size="9pt" fo:font-style="italic"/>
    </style:style>
    <style:style style:name="T25" style:family="text">
      <style:text-properties style:font-name="ProductusOSGiBookc" fo:font-size="9pt"/>
    </style:style>
    <style:style style:name="T26" style:family="text">
      <style:text-properties style:font-name="Arial"/>
    </style:style>
    <style:style style:name="T27" style:family="text">
      <style:text-properties style:font-name="Courier"/>
    </style:style>
    <style:style style:name="T28"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font-name="Lucida Grande"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64129072" text:id="ct1064129072">
          <text:insertion>
            <office:change-info>
              <dc:creator>Tim Ward</dc:creator>
              <dc:date>2013-11-13T18:28:00</dc:date>
            </office:change-info>
          </text:insertion>
        </text:changed-region>
        <text:changed-region xml:id="ct1072327104" text:id="ct1072327104">
          <text:insertion>
            <office:change-info>
              <dc:creator>Tim Ward</dc:creator>
              <dc:date>2013-11-13T18:30:00</dc:date>
            </office:change-info>
          </text:insertion>
        </text:changed-region>
        <text:changed-region xml:id="ct631063600" text:id="ct631063600">
          <text:insertion>
            <office:change-info>
              <dc:creator>Tim Ward</dc:creator>
              <dc:date>2013-11-13T18:32:00</dc:date>
            </office:change-info>
          </text:insertion>
        </text:changed-region>
        <text:changed-region xml:id="ct1226425856" text:id="ct1226425856">
          <text:insertion>
            <office:change-info>
              <dc:creator>Tim Ward</dc:creator>
              <dc:date>2013-11-13T18:39:00</dc:date>
            </office:change-info>
          </text:insertion>
        </text:changed-region>
        <text:changed-region xml:id="ct74312448" text:id="ct74312448">
          <text:insertion>
            <office:change-info>
              <dc:creator>Tim Ward</dc:creator>
              <dc:date>2013-11-13T18:40:00</dc:date>
            </office:change-info>
          </text:insertion>
        </text:changed-region>
        <text:changed-region xml:id="ct1058466352" text:id="ct1058466352">
          <text:insertion>
            <office:change-info>
              <dc:creator>Tim Ward</dc:creator>
              <dc:date>2013-11-13T18:41:00</dc:date>
            </office:change-info>
          </text:insertion>
        </text:changed-region>
        <text:changed-region xml:id="ct1240264256" text:id="ct1240264256">
          <text:insertion>
            <office:change-info>
              <dc:creator>Tim Ward</dc:creator>
              <dc:date>2013-11-13T18:42:00</dc:date>
            </office:change-info>
          </text:insertion>
        </text:changed-region>
        <text:changed-region xml:id="ct368250848" text:id="ct368250848">
          <text:insertion>
            <office:change-info>
              <dc:creator>Tim Ward</dc:creator>
              <dc:date>2013-11-13T18:43:00</dc:date>
            </office:change-info>
          </text:insertion>
        </text:changed-region>
        <text:changed-region xml:id="ct630276688" text:id="ct630276688">
          <text:insertion>
            <office:change-info>
              <dc:creator>Tim Ward</dc:creator>
              <dc:date>2013-11-13T18:44:00</dc:date>
            </office:change-info>
          </text:insertion>
        </text:changed-region>
        <text:changed-region xml:id="ct1258801296" text:id="ct1258801296">
          <text:insertion>
            <office:change-info>
              <dc:creator>Tim Ward</dc:creator>
              <dc:date>2013-11-13T18:45:00</dc:date>
            </office:change-info>
          </text:insertion>
        </text:changed-region>
        <text:changed-region xml:id="ct1240011552" text:id="ct1240011552">
          <text:insertion>
            <office:change-info>
              <dc:creator>Tim Ward</dc:creator>
              <dc:date>2013-11-13T18:46:00</dc:date>
            </office:change-info>
          </text:insertion>
        </text:changed-region>
        <text:changed-region xml:id="ct1225889808" text:id="ct1225889808">
          <text:insertion>
            <office:change-info>
              <dc:creator>Tim Ward</dc:creator>
              <dc:date>2013-11-13T18:51:00</dc:date>
            </office:change-info>
          </text:insertion>
        </text:changed-region>
        <text:changed-region xml:id="ct625793776" text:id="ct625793776">
          <text:insertion>
            <office:change-info>
              <dc:creator>Tim Ward</dc:creator>
              <dc:date>2013-11-13T18:26:00</dc:date>
            </office:change-info>
          </text:insertion>
        </text:changed-region>
        <text:changed-region xml:id="ct1063355664" text:id="ct1063355664">
          <text:insertion>
            <office:change-info>
              <dc:creator>Tim Ward</dc:creator>
              <dc:date>2013-11-13T18:27:00</dc:date>
            </office:change-info>
          </text:insertion>
        </text:changed-region>
        <text:changed-region xml:id="ct1240366160" text:id="ct1240366160">
          <text:insertion>
            <office:change-info>
              <dc:creator>Tim Ward</dc:creator>
              <dc:date>2013-11-13T18:27:00</dc:date>
            </office:change-info>
          </text:insertion>
        </text:changed-region>
        <text:changed-region xml:id="ct402392576" text:id="ct402392576">
          <text:insertion>
            <office:change-info>
              <dc:creator>Tim Ward</dc:creator>
              <dc:date>2013-11-13T18:56:00</dc:date>
            </office:change-info>
          </text:insertion>
        </text:changed-region>
        <text:changed-region xml:id="ct1259183552" text:id="ct1259183552">
          <text:insertion>
            <office:change-info>
              <dc:creator>Tim Ward</dc:creator>
              <dc:date>2013-11-13T18:58:00</dc:date>
            </office:change-info>
          </text:insertion>
        </text:changed-region>
        <text:changed-region xml:id="ct1072323408" text:id="ct1072323408">
          <text:insertion>
            <office:change-info>
              <dc:creator>Tim Ward</dc:creator>
              <dc:date>2013-11-13T18:59:00</dc:date>
            </office:change-info>
          </text:insertion>
        </text:changed-region>
        <text:changed-region xml:id="ct1240075712" text:id="ct1240075712">
          <text:insertion>
            <office:change-info>
              <dc:creator>Tim Ward</dc:creator>
              <dc:date>2013-11-13T19:00:00</dc:date>
            </office:change-info>
          </text:insertion>
        </text:changed-region>
        <text:changed-region xml:id="ct57472928" text:id="ct57472928">
          <text:insertion>
            <office:change-info>
              <dc:creator>Tim Ward</dc:creator>
              <dc:date>2013-11-13T19:01:00</dc:date>
            </office:change-info>
          </text:insertion>
        </text:changed-region>
        <text:changed-region xml:id="ct1240335168" text:id="ct1240335168">
          <text:insertion>
            <office:change-info>
              <dc:creator>Tim Ward</dc:creator>
              <dc:date>2013-11-13T19:02:00</dc:date>
            </office:change-info>
          </text:insertion>
        </text:changed-region>
        <text:changed-region xml:id="ct368606304" text:id="ct368606304">
          <text:insertion>
            <office:change-info>
              <dc:creator>Tim Ward</dc:creator>
              <dc:date>2013-11-13T19:03:00</dc:date>
            </office:change-info>
          </text:insertion>
        </text:changed-region>
        <text:changed-region xml:id="ct625146160" text:id="ct625146160">
          <text:insertion>
            <office:change-info>
              <dc:creator>Tim Ward</dc:creator>
              <dc:date>2013-11-13T19:04:00</dc:date>
            </office:change-info>
          </text:insertion>
        </text:changed-region>
        <text:changed-region xml:id="ct1058439200" text:id="ct1058439200">
          <text:insertion>
            <office:change-info>
              <dc:creator>Tim Ward</dc:creator>
              <dc:date>2013-11-13T19:05:00</dc:date>
            </office:change-info>
          </text:insertion>
        </text:changed-region>
        <text:changed-region xml:id="ct215025728" text:id="ct215025728">
          <text:insertion>
            <office:change-info>
              <dc:creator>Tim Ward</dc:creator>
              <dc:date>2013-11-13T19:06:00</dc:date>
            </office:change-info>
          </text:insertion>
        </text:changed-region>
        <text:changed-region xml:id="ct1258665600" text:id="ct1258665600">
          <text:insertion>
            <office:change-info>
              <dc:creator>Tim Ward</dc:creator>
              <dc:date>2013-11-14T10:04:00</dc:date>
            </office:change-info>
          </text:insertion>
        </text:changed-region>
        <text:changed-region xml:id="ct1258481808" text:id="ct1258481808">
          <text:insertion>
            <office:change-info>
              <dc:creator>Tim Ward</dc:creator>
              <dc:date>2013-11-14T10:05:00</dc:date>
            </office:change-info>
          </text:insertion>
        </text:changed-region>
        <text:changed-region xml:id="ct1064035584" text:id="ct1064035584">
          <text:insertion>
            <office:change-info>
              <dc:creator>Tim Ward</dc:creator>
              <dc:date>2013-11-14T10:06:00</dc:date>
            </office:change-info>
          </text:insertion>
        </text:changed-region>
        <text:changed-region xml:id="ct53772656" text:id="ct53772656">
          <text:insertion>
            <office:change-info>
              <dc:creator>Tim Ward</dc:creator>
              <dc:date>2013-11-14T10:07:00</dc:date>
            </office:change-info>
          </text:insertion>
        </text:changed-region>
        <text:changed-region xml:id="ct570725456" text:id="ct570725456">
          <text:insertion>
            <office:change-info>
              <dc:creator>Tim Ward</dc:creator>
              <dc:date>2013-11-14T10:09:00</dc:date>
            </office:change-info>
          </text:insertion>
        </text:changed-region>
        <text:changed-region xml:id="ct401963952" text:id="ct401963952">
          <text:insertion>
            <office:change-info>
              <dc:creator>Tim Ward</dc:creator>
              <dc:date>2013-11-14T10:10:00</dc:date>
            </office:change-info>
          </text:insertion>
        </text:changed-region>
        <text:changed-region xml:id="ct632008384" text:id="ct632008384">
          <text:insertion>
            <office:change-info>
              <dc:creator>Tim Ward</dc:creator>
              <dc:date>2013-11-14T10:11:00</dc:date>
            </office:change-info>
          </text:insertion>
        </text:changed-region>
        <text:changed-region xml:id="ct215542368" text:id="ct215542368">
          <text:insertion>
            <office:change-info>
              <dc:creator>Tim Ward</dc:creator>
              <dc:date>2013-11-14T10:12:00</dc:date>
            </office:change-info>
          </text:insertion>
        </text:changed-region>
        <text:changed-region xml:id="ct1239771824" text:id="ct1239771824">
          <text:insertion>
            <office:change-info>
              <dc:creator>Tim Ward</dc:creator>
              <dc:date>2013-11-14T10:13:00</dc:date>
            </office:change-info>
          </text:insertion>
        </text:changed-region>
        <text:changed-region xml:id="ct1260006432" text:id="ct1260006432">
          <text:insertion>
            <office:change-info>
              <dc:creator>Tim Ward</dc:creator>
              <dc:date>2013-11-14T10:14:00</dc:date>
            </office:change-info>
          </text:insertion>
        </text:changed-region>
        <text:changed-region xml:id="ct630770816" text:id="ct630770816">
          <text:insertion>
            <office:change-info>
              <dc:creator>Tim Ward</dc:creator>
              <dc:date>2013-11-14T10:16:00</dc:date>
            </office:change-info>
          </text:insertion>
        </text:changed-region>
        <text:changed-region xml:id="ct74225024" text:id="ct74225024">
          <text:insertion>
            <office:change-info>
              <dc:creator>Tim Ward</dc:creator>
              <dc:date>2013-11-14T10:17:00</dc:date>
            </office:change-info>
          </text:insertion>
        </text:changed-region>
        <text:changed-region xml:id="ct1239982352" text:id="ct1239982352">
          <text:insertion>
            <office:change-info>
              <dc:creator>Tim Ward</dc:creator>
              <dc:date>2013-11-14T10:41:00</dc:date>
            </office:change-info>
          </text:insertion>
        </text:changed-region>
        <text:changed-region xml:id="ct571302480" text:id="ct571302480">
          <text:insertion>
            <office:change-info>
              <dc:creator>Tim Ward</dc:creator>
              <dc:date>2013-11-14T10:20:00</dc:date>
            </office:change-info>
          </text:insertion>
        </text:changed-region>
        <text:changed-region xml:id="ct630470256" text:id="ct630470256">
          <text:insertion>
            <office:change-info>
              <dc:creator>Tim Ward</dc:creator>
              <dc:date>2013-11-14T10:27:00</dc:date>
            </office:change-info>
          </text:insertion>
        </text:changed-region>
        <text:changed-region xml:id="ct1182145008" text:id="ct1182145008">
          <text:insertion>
            <office:change-info>
              <dc:creator>Tim Ward</dc:creator>
              <dc:date>2013-11-13T19:08:00</dc:date>
            </office:change-info>
          </text:insertion>
        </text:changed-region>
        <text:changed-region xml:id="ct1258804208" text:id="ct1258804208">
          <text:insertion>
            <office:change-info>
              <dc:creator>Tim Ward</dc:creator>
              <dc:date>2013-11-13T19:09:00</dc:date>
            </office:change-info>
          </text:insertion>
        </text:changed-region>
        <text:changed-region xml:id="ct632228000" text:id="ct632228000">
          <text:insertion>
            <office:change-info>
              <dc:creator>Tim Ward</dc:creator>
              <dc:date>2013-11-14T10:27:00</dc:date>
            </office:change-info>
          </text:insertion>
        </text:changed-region>
        <text:changed-region xml:id="ct371853600" text:id="ct371853600">
          <text:insertion>
            <office:change-info>
              <dc:creator>Tim Ward</dc:creator>
              <dc:date>2013-11-13T19:13:00</dc:date>
            </office:change-info>
          </text:insertion>
        </text:changed-region>
        <text:changed-region xml:id="ct1226332960" text:id="ct1226332960">
          <text:insertion>
            <office:change-info>
              <dc:creator>Tim Ward</dc:creator>
              <dc:date>2013-11-13T19:14:00</dc:date>
            </office:change-info>
          </text:insertion>
        </text:changed-region>
        <text:changed-region xml:id="ct1072468576" text:id="ct1072468576">
          <text:insertion>
            <office:change-info>
              <dc:creator>Tim Ward</dc:creator>
              <dc:date>2013-11-14T11:02:00</dc:date>
            </office:change-info>
          </text:insertion>
        </text:changed-region>
        <text:changed-region xml:id="ct1064014032" text:id="ct1064014032">
          <text:insertion>
            <office:change-info>
              <dc:creator>Tim Ward</dc:creator>
              <dc:date>2013-11-14T11:04:00</dc:date>
            </office:change-info>
          </text:insertion>
        </text:changed-region>
        <text:changed-region xml:id="ct53612256" text:id="ct53612256">
          <text:insertion>
            <office:change-info>
              <dc:creator>Tim Ward</dc:creator>
              <dc:date>2013-11-14T11:05:00</dc:date>
            </office:change-info>
          </text:insertion>
        </text:changed-region>
        <text:changed-region xml:id="ct1258301968" text:id="ct1258301968">
          <text:insertion>
            <office:change-info>
              <dc:creator>Tim Ward</dc:creator>
              <dc:date>2013-11-14T11:06:00</dc:date>
            </office:change-info>
          </text:insertion>
        </text:changed-region>
        <text:changed-region xml:id="ct328855008" text:id="ct328855008">
          <text:insertion>
            <office:change-info>
              <dc:creator>Tim Ward</dc:creator>
              <dc:date>2013-11-14T11:07:00</dc:date>
            </office:change-info>
          </text:insertion>
        </text:changed-region>
        <text:changed-region xml:id="ct371301888" text:id="ct371301888">
          <text:insertion>
            <office:change-info>
              <dc:creator>Tim Ward</dc:creator>
              <dc:date>2013-11-14T11:11:00</dc:date>
            </office:change-info>
          </text:insertion>
        </text:changed-region>
        <text:changed-region xml:id="ct630825904" text:id="ct630825904">
          <text:insertion>
            <office:change-info>
              <dc:creator>Tim Ward</dc:creator>
              <dc:date>2013-11-13T18:52:00</dc:date>
            </office:change-info>
          </text:insertion>
        </text:changed-region>
        <text:changed-region xml:id="ct71876944" text:id="ct71876944">
          <text:deletion>
            <office:change-info>
              <dc:creator>Tim Ward</dc:creator>
              <dc:date>2013-11-13T18:52:00</dc:date>
            </office:change-info>
            <text:p text:style-name="P1">RFC 185 defines Data Transfer Objects as a generic means for management solutions to interact with runtime entities in an OSGi Framework. DTOs provides a common, easily serializable representation of the technology.</text:p>
            <text:p text:style-name="P1">For all new functionality added to the OSGi Framework the question should be asked: would this feature benefit from a DTO? The expectation is that in most cases it would.</text:p>
            <text:p text:style-name="P1">The DTOs for the design in this RFC should be described here and if there are no DTOs being defined an explanation should be given explaining why this is not applicable in this case.</text:p>
            <text:p text:style-name="P1">This section is optional and could also be provided in a separate RFC.</text:p>
          </text:deletion>
        </text:changed-region>
        <text:changed-region xml:id="ct1226467840" text:id="ct1226467840">
          <text:deletion>
            <office:change-info>
              <dc:creator>Tim Ward</dc:creator>
              <dc:date>2013-11-13T18:54:00</dc:date>
            </office:change-info>
            <text:h text:style-name="P2" text:outline-level="1" text:is-list-header="true">Javadoc</text:h>
            <text:p text:style-name="Body"><text:span text:style-name="T1">Please include Javadoc of any new APIs here, once the design has matured. Instructions on how to export Javadoc for inclusion in the RFC can be found here: </text:span><text:a xlink:type="simple" xlink:href="https://www.osgi.org/members/RFC/Javadoc"><text:span text:style-name="T2">https://www.osgi.org/members/RFC/Javadoc</text:span></text:a><text:span text:style-name="T1"> </text:span></text:p>
          </text:deletion>
        </text:changed-region>
        <text:changed-region xml:id="ct1071938464" text:id="ct1071938464">
          <text:deletion>
            <office:change-info>
              <dc:creator>Tim Ward</dc:creator>
              <dc:date>2013-11-13T18:54:00</dc:date>
            </office:change-info>
            <text:p text:style-name="P3">For posterity, record the design alternatives that were considered but rejected along with the reason for rejection. This is especially important for external/earlier solutions that were deemed not applicable.</text:p>
          </text:deletion>
        </text:changed-region>
        <text:changed-region xml:id="ct1072054016" text:id="ct1072054016">
          <text:insertion>
            <office:change-info>
              <dc:creator>Tim Ward</dc:creator>
              <dc:date>2013-11-13T18:56:00</dc:date>
            </office:change-info>
          </text:insertion>
        </text:changed-region>
        <text:changed-region xml:id="ct1226486336" text:id="ct1226486336">
          <text:deletion>
            <office:change-info>
              <dc:creator>Tim Ward</dc:creator>
              <dc:date>2013-11-13T18:54:00</dc:date>
            </office:change-info>
            <text:p text:style-name="P3">Description of all known vulnerabilities this may either introduce or address as well as scenarios of how the weaknesses could be circumvented.</text:p>
          </text:deletion>
        </text:changed-region>
        <text:changed-region xml:id="ct570831392" text:id="ct570831392">
          <text:deletion>
            <office:change-info>
              <dc:creator>Tim Ward</dc:creator>
              <dc:date>2013-11-14T11:12:00</dc:date>
            </office:change-info>
            <text:p text:style-name="P4"><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graphics3" text:anchor-type="paragraph" svg:width="17.78cm" svg:height="7.893cm" draw:z-index="0"><draw:image xlink:href="Pictures/1000020100000427000001D8328612BC.png" xlink:type="simple" xlink:show="embed" xlink:actuate="onLoad"/></draw:frame></text:p>
      <text:p text:style-name="P11"><text:user-defined style:data-style-name="N0" text:name="RFC Title">RFC 203 – Remote Service Admin 1.1</text:user-defined></text:p>
      <text:p text:style-name="P11"><text:span text:style-name="T5">Draft<text:line-break/><text:line-break/></text:span><text:span text:style-name="T5"><text:page-count style:num-format="1">15</text:page-count></text:span><text:span text:style-name="T5"> Pages</text:span></text:p>
      <text:p text:style-name="P12"/>
      <text:p text:style-name="P9">Abstract</text:p>
      <text:p text:style-name="P8">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16"/>
      <text:h text:style-name="P54" text:outline-level="1" text:restart-numbering="true" text:start-value="-1">Document Information</text:h>
      <text:h text:style-name="P56" text:outline-level="2">License</text:h>
      <text:p text:style-name="P18">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56" text:outline-level="2">Trademarks</text:h>
      <text:p text:style-name="P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6" text:outline-level="2">Feedback</text:h>
      <text:p text:style-name="Body"><text:span text:style-name="T2">This document can be downloaded from the OSGi Alliance design repository at </text:span><text:a xlink:type="simple" xlink:href="https://github.com/osgi/design"><text:span text:style-name="T2">https://github.com/osgi/design</text:span></text:a><text:span text:style-name="T2"> The public can provide feedback about this document by opening a bug at https://www.osgi.org/bugzilla/.</text:span></text:p>
      <text:h text:style-name="P5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0 Document Information<text:tab/>2</text:p>
          <text:p text:style-name="P13">0.1 License<text:tab/>2</text:p>
          <text:p text:style-name="P13">0.2 Trademarks<text:tab/>3</text:p>
          <text:p text:style-name="P13">0.3 Feedback<text:tab/>3</text:p>
          <text:p text:style-name="P13">0.4 Table of Contents<text:tab/>3</text:p>
          <text:p text:style-name="P13">0.5 Terminology and Document Conventions<text:tab/>4</text:p>
          <text:p text:style-name="P13">0.6 Revision History<text:tab/>4</text:p>
          <text:p text:style-name="P14">1 Introduction<text:tab/>4</text:p>
          <text:p text:style-name="P14">2 Application Domain<text:tab/>5</text:p>
          <text:p text:style-name="P14">3 Problem Description<text:tab/>5</text:p>
          <text:p text:style-name="P14">4 Requirements<text:tab/>5</text:p>
          <text:p text:style-name="P14">5 Technical Solution<text:tab/>5</text:p>
          <text:p text:style-name="P14">6 Data Transfer Objects<text:tab/>6</text:p>
          <text:p text:style-name="P14">7 Javadoc<text:tab/>6</text:p>
          <text:p text:style-name="P14">8 Considered Alternatives<text:tab/>6</text:p>
          <text:p text:style-name="P14"><text:soft-page-break/>9 Security Considerations<text:tab/>7</text:p>
          <text:p text:style-name="P14">10 Document Support<text:tab/>7</text:p>
          <text:p text:style-name="P13">10.1 References<text:tab/>7</text:p>
          <text:p text:style-name="P13">10.2 Author’s Address<text:tab/>7</text:p>
          <text:p text:style-name="P13">10.3 Acronyms and Abbreviations<text:tab/>7</text:p>
          <text:p text:style-name="P13">10.4 End of Document<text:tab/>7</text:p>
        </text:index-body>
      </text:table-of-content>
      <text:p text:style-name="P4"/>
      <text:h text:style-name="P56" text:outline-level="2">Terminology and Document Conventions</text:h>
      <text:p text:style-name="P4">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4"><text:span text:style-name="T11">Source code is shown in this typeface</text:span>.</text:p>
      <text:h text:style-name="P56" text:outline-level="2">Revision History</text:h>
      <text:p text:style-name="P4">The last named individual in this history is currently responsible for this document.</text:p>
      <text:p text:style-name="P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row table:style-name="Table1.2">
          <table:table-cell table:style-name="Table1.A3" office:value-type="float" office:value="0.1">
            <text:p text:style-name="CellBody">0.1</text:p>
          </table:table-cell>
          <table:table-cell table:style-name="Table1.B3" office:value-type="string">
            <text:p text:style-name="CellBody">September, 2013</text:p>
          </table:table-cell>
          <table:table-cell table:style-name="Table1.C3" office:value-type="string">
            <text:p text:style-name="CellBody">Post September F2F discussion - add the new “update” methods to the ExportRegistration and ImportRegistration</text:p>
          </table:table-cell>
        </table:table-row>
        <table:table-row table:style-name="Table1.2">
          <table:table-cell table:style-name="Table1.A3" office:value-type="float" office:value="0.2">
            <text:p text:style-name="CellBody">0.2</text:p>
          </table:table-cell>
          <table:table-cell table:style-name="Table1.B3" office:value-type="string">
            <text:p text:style-name="CellBody">September, 2013</text:p>
          </table:table-cell>
          <table:table-cell table:style-name="Table1.C3" office:value-type="string">
            <text:p text:style-name="CellBody">Clarify the uniqueness requirements for endpoint ids, include community feedback</text:p>
          </table:table-cell>
        </table:table-row>
        <table:table-row table:style-name="Table1.2">
          <table:table-cell table:style-name="Table1.A3" office:value-type="float" office:value="0.3">
            <text:p text:style-name="CellBody">0.3</text:p>
          </table:table-cell>
          <table:table-cell table:style-name="Table1.B3" office:value-type="string">
            <text:p text:style-name="CellBody">October, 2013</text:p>
          </table:table-cell>
          <table:table-cell table:style-name="Table1.C3" office:value-type="string">
            <text:p text:style-name="CellBody">Update based on comments from 23/10 EEG call. Restructure sections to place background information in section 3. No changes to content.</text:p>
          </table:table-cell>
        </table:table-row>
        <table:table-row table:style-name="Table1.2">
          <table:table-cell table:style-name="Table1.A3" office:value-type="float" office:value="0.4">
            <text:p text:style-name="CellBody">0.4</text:p>
          </table:table-cell>
          <table:table-cell table:style-name="Table1.B3" office:value-type="string">
            <text:p text:style-name="CellBody">November, 2013</text:p>
          </table:table-cell>
          <table:table-cell table:style-name="Table1.C3" office:value-type="string">
            <text:p text:style-name="CellBody">Remove unused sections</text:p>
          </table:table-cell>
        </table:table-row>
      </table:table>
      <text:p text:style-name="P4"/>
      <text:h text:style-name="P2" text:outline-level="1">Introduction</text:h>
      <text:p text:style-name="Body">The OSGi Remote Services and Remote Service Admin specifications describe how OSGi services can be remoted and how to consume these remote services using the OSGi Services programming model. </text:p>
      <text:p text:style-name="Body"><text:soft-page-break/>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2" text:outline-level="1">Application Domain</text:h>
      <text:p text:style-name="Body">This RFC relates to the domain of remote OSGi Services, specifically the Remote Service Admin specification.</text:p>
      <text:h text:style-name="P2" text:outline-level="1">Problem Description</text:h>
      <text:p text:style-name="Body">In Remote Service Admin 1.0 it was possible for Topology Managers to dynamically register and unregister remote services, however there was no way to update a service without unregistering it. This causes significant disruption when remote clients are dependent upon the availability of the remote service for their operation.</text:p>
      <text:p text:style-name="Body">It has also been found that part of the Remote Service Admin 1.0 specification wording relating to Endpoint Id uniqueness is insufficiently clear, in that it does not specify the scope of the uniqueness. This needs to be clarified so that different Topology Managers, Discovery Providers and Distribution Providers can reliably interoperate.</text:p>
      <text:h text:style-name="Heading_20_2" text:outline-level="2">Notifying the Discovery Provider of updates</text:h>
      <text:p text:style-name="Body">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p>
      <text:h text:style-name="Heading_20_2" text:outline-level="2">Notifying the Distribution Provider of updates</text:h>
      <text:p text:style-name="Standard">In the Remote Service Admin specification the Topology Manager is responsible for interacting <text:span text:style-name="T14">with</text:span> RSA distribution providers. In RSA 1.0 this was broadly limited to creating and closing ImportRegistration <text:span text:style-name="T14">and ExportRegistration objects using the Distribution Provider. To support updates RSA 1.1 will need additional interaction mechanisms to indicate that an ImportRegistration or ExportRegistration should be updated. It is necessary for the Topology Manager to initiate these updates, because either:</text:span></text:p>
      <text:list xml:id="list7803271719354873782" text:style-name="L1">
        <text:list-item>
          <text:p text:style-name="P34">It is then responsible for notifying Discovery services of any changes to an exported endpoint</text:p>
        </text:list-item>
      </text:list>
      <text:p text:style-name="P19"><text:soft-page-break/>or</text:p>
      <text:list xml:id="list777389053" text:continue-numbering="true" text:style-name="L1">
        <text:list-item>
          <text:p text:style-name="P34">The topology manager is the component that is notified of changes to a remote endpoint via Discovery announcements.</text:p>
        </text:list-item>
      </text:list>
      <text:h text:style-name="Heading_20_2" text:outline-level="2">Clarifying Endpoint Id Uniqueness</text:h>
      <text:p text:style-name="Body">The following is an extract from the OSGi R5 compendium:</text:p>
      <text:p text:style-name="P31">122.4.3 Endpoint Id </text:p>
      <text:p text:style-name="P30">An Endpoint Id is an opaque unique identifier for an Endpoint. There is no syntax defined for this string except that white space at the beginning and ending must be ignored. The actual syntax for this Endpoint Id must be defined by the actual configuration type. </text:p>
      <text:p text:style-name="P30">Two Endpoint Descriptions are deemed identical when their Endpoint Id is equal. The Endpoint Ids must be compared as string compares with leading and trailing spaces removed. The Endpoint De- scription class must use the String class’ hash Code from the Endpoint Id as its own hashCode. </text:p>
      <text:p text:style-name="Body">Furthermore the OSGi R5 compendium states that:</text:p>
      <text:p text:style-name="P30"><text:span text:style-name="T23">Two Endpoint Descriptions are deemed equal when their Endpoint Id is equal. The Endpoint Id is a mandatory property of an Endpoint Description, it is further described at </text:span><text:span text:style-name="T24">Endpoint Id </text:span><text:span text:style-name="T23">on page 709. The hash code is therefore also based on the Endpoint Id. </text:span></text:p>
      <text:p text:style-name="P31">122.4.1 Validity </text:p>
      <text:p text:style-name="P32">A valid Endpoint Description must at least satisfy the following assertions: </text:p>
      <text:list xml:id="list3642456757614790082" text:style-name="L2">
        <text:list-item>
          <text:p text:style-name="P52"><text:span text:style-name="T23">It must have a non-</text:span><text:span text:style-name="T25">null </text:span><text:span text:style-name="T23">Id that uniquely identifies the Endpoint </text:span></text:p>
        </text:list-item>
      </text:list>
      <text:p text:style-name="Body"/>
      <text:p text:style-name="Body">The extracts above are sufficient to require that:</text:p>
      <text:list xml:id="list9088874745849831731" text:style-name="L3">
        <text:list-item>
          <text:p text:style-name="P35">The Endpoint Id is opaque, and has no declared format or syntax</text:p>
        </text:list-item>
        <text:list-item>
          <text:p text:style-name="P35">The Endpoint Id defines the identity of an EndpointDescription, regardless of its other properties</text:p>
        </text:list-item>
        <text:list-item>
          <text:p text:style-name="P35">The Endpoint Id is expected to be “unique”, although the scope of this uniqueness is not expressly defined.</text:p>
        </text:list-item>
      </text:list>
      <text:h text:style-name="Heading_20_3" text:outline-level="3">Required Scope of Endpoint Id Uniqueness</text:h>
      <text:p text:style-name="Body">The Remote Service Admin specification states that there may be multiple Topology Managers, Distribution Providers and Discovery Providers active concurrently within a single framework. It is clear that if these implementations are to coexist then Endpoint Id uniqueness must hold within the OSGi framework. This applies regardless of the number of installed Distribution Providers, more than one of which may be exporting a given service.</text:p>
      <text:p text:style-name="Body">In the Remote Service Admin Specification EndpointDescriptions are created by distribution providers, but are passed on to Topology Managers. Depending upon the Topology Manager's implementation these EndpointDescription objects may then be passed to other actors, such as Discovery Providers, via EndpointListener or EndpointEventListener services. Discovery providers then advertise EndpointDescription objects over the network. These advertisements result in the EndpointDescription being serialized and reconstituted on a remote machine.</text:p>
      <text:p text:style-name="Body"><text:soft-page-break/>The above scenario adds some constraints on the uniqueness of EndpointDescription Ids.</text:p>
      <text:list xml:id="list4546220745867329563" text:style-name="L4">
        <text:list-item>
          <text:p text:style-name="P36">Portable Discovery Providers can only use the EndpointDescription Id to determine which endpoint is being announced, updated or revoked. This applies both when being notified of local and remote events.</text:p>
        </text:list-item>
        <text:list-item>
          <text:p text:style-name="P36">Portable Topology Managers can only use the EndpointDescription Id to determine which EndpointDescription they are receiving an event for.</text:p>
        </text:list-item>
      </text:list>
      <text:p text:style-name="Body">As EndpointDescription objects are made available remotely, and therefore shared between frameworks, the required scope of Id uniqueness required is larger than a single framework.</text:p>
      <text:p text:style-name="Body">If three frameworks are connected by a Discovery provider, and two produce an EndpointDescription with the same Id, then two “identical” notification events will arrive at the third framework. If one of the two frameworks then destroys the endpoint, and advertises the service removal to the third framework, then the third framework will reach the incorrect conclusion that there are now zero endpoints available.</text:p>
      <text:p text:style-name="Body">We can therefore state that the minimum scope of Endpoint Id uniqueness is that no two distinct endpoints should have the same Id within a connected group. Distribution Providers must ensure that they do not produce Endpoint Id clashes within a connected group.</text:p>
      <text:h text:style-name="Heading_20_3" text:outline-level="3">Ensuring Endpoint Ids are sufficiently Unique</text:h>
      <text:p text:style-name="Body">It should be noted that Discovery Providers can be added to a framework at any time, increasing the size of a connected group. New Distribution Providers that can support additional configuration types can also be added dynamically, as can Topology Managers with the ability to source EndpointDescriptions from XML, representing external services. This means that although an Endpoint Id must only be unique with a single connected group, the group can expand in size or number of EndpointDescription objects representing a given service at any time.<text:change-start text:change-id="ct1064129072"/></text:p>
      <text:h text:style-name="Heading_20_2" text:outline-level="2">Make Event property names consistent</text:h>
      <text:p text:style-name="Body">In section 122.7.1 of RSA 1.0 the specification <text:change-end text:change-id="ct1064129072"/><text:change-start text:change-id="ct1072327104"/>defined property mappings for <text:change-end text:change-id="ct1072327104"/><text:change-start text:change-id="ct631063600"/>mapping RemoteServiceAdminEvent objects to OSGi Event Admin<text:change-end text:change-id="ct631063600"/><text:change-start text:change-id="ct1226425856"/> events. This includes the following:</text:p>
      <text:list xml:id="list8181556246222007602" text:style-name="L7">
        <text:list-item>
          <text:p text:style-name="P51"><text:span text:style-name="T25">c a u s e </text:span><text:span text:style-name="T23">– The exception, if present. </text:span></text:p>
        </text:list-item>
      </text:list>
      <text:p text:style-name="Body">The constant “cause” does not match the normal <text:change-end text:change-id="ct1226425856"/><text:change-start text:change-id="ct74312448"/>pattern used by Event Admin, which would normally use the String “exception” as a key.<text:change-end text:change-id="ct74312448"/><text:change-start text:change-id="ct1058466352"/> There is also no consta<text:change-end text:change-id="ct1058466352"/><text:change-start text:change-id="ct1240264256"/>nt defined by Remote Service Admin for “cause”.</text:p>
      <text:h text:style-name="Heading_20_2" text:outline-level="2">Define capability namespaces<text:change-end text:change-id="ct1240264256"/><text:change-start text:change-id="ct368250848"/> for RSA components</text:h>
      <text:p text:style-name="Body">The Remote Services Admin specification defines multiple actors. Discovery providers, D<text:change-end text:change-id="ct368250848"/><text:change-start text:change-id="ct630276688"/>istribution Providers and Topology Managers. There is also an extender defined for consuming “local” XML <text:change-end text:change-id="ct630276688"/><text:change-start text:change-id="ct1258801296"/>endpoint descriptions from inside bundles.</text:p>
      <text:p text:style-name="Body">These <text:change-end text:change-id="ct1258801296"/><text:change-start text:change-id="ct1240011552"/>actors should provide a well-defined capability so that they can be easily located in a repository, and to enable simpler provisioning of <text:change-end text:change-id="ct1240011552"/><text:change-start text:change-id="ct1225889808"/>implementations. The local discovery extender should also define a capability in the osgi.extender namespace.<text:change-end text:change-id="ct1225889808"/></text:p>
      <text:h text:style-name="P2" text:outline-level="1"><text:soft-page-break/>Requirements</text:h>
      <text:p text:style-name="Body">RSA01 – The Solution MUST define a mechanism to provide Endpoint Listeners with a notification when an endpoint was modified.</text:p>
      <text:p text:style-name="Body">RSA02 <text:span text:style-name="T14">–</text:span> The Solution SHOULD allow a Topology Manager to update the service properties an Exported or Imported Service without unregistering it. This may not be possible if the configuration type or access intent of the service changes.</text:p>
      <text:h text:style-name="P2" text:outline-level="1">Technical Solution</text:h>
      <text:h text:style-name="Heading_20_2" text:outline-level="2">Discovering Remote Service Updates</text:h>
      <text:p text:style-name="Standard">To receive modification events a new EndpointEventListener interface can be implemented by the listener. The EndpointEventListener follows a similar pattern as the ServiceListener in the core framework. The event holds a type attribute describing the type of event.</text:p>
      <text:p text:style-name="Standard"/>
      <text:h text:style-name="Heading_20_3" text:outline-level="3"><text:span text:style-name="T10">Backward</text:span><text:span text:style-name="T12"> compatibility</text:span></text:h>
      <text:p text:style-name="P23">The existing EndpointListener interface sends a endpointRemoved() callback followed by an endpointAdded() callback in case an endpoint registration has changed (<text:span text:style-name="T14">e.g. properties added or removed). The EndpointListener interface will continue to behave this way.</text:span></text:p>
      <text:p text:style-name="P43"/>
      <text:h text:style-name="Heading_20_3" text:outline-level="3">EndpointEventListener</text:h>
      <text:p text:style-name="P19">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26"><text:span text:style-name="T16">public</text:span><text:span text:style-name="T13"> </text:span><text:span text:style-name="T16">interface</text:span><text:span text:style-name="T13"> EndpointEventListener {</text:span></text:p>
      <text:p text:style-name="P26"><text:span text:style-name="T15"><text:s text:c="2"/></text:span><text:span text:style-name="T16">void</text:span><text:span text:style-name="T13"> endpointChanged(EndpointEvent event, String matchedFilter);</text:span></text:p>
      <text:p text:style-name="P24">}</text:p>
      <text:p text:style-name="P26"/>
      <text:p text:style-name="P26"><text:span text:style-name="T16">public</text:span><text:span text:style-name="T13"> </text:span><text:span text:style-name="T16">class</text:span><text:span text:style-name="T13"> EndpointEvent {</text:span></text:p>
      <text:p text:style-name="P26"><text:span text:style-name="T13"><text:s text:c="2"/></text:span><text:span text:style-name="T16">public</text:span><text:span text:style-name="T13"> </text:span><text:span text:style-name="T16">static</text:span><text:span text:style-name="T13"> </text:span><text:span text:style-name="T16">final</text:span><text:span text:style-name="T13"> </text:span><text:span text:style-name="T16">int</text:span><text:span text:style-name="T13"> </text:span><text:span text:style-name="T18">ADDED</text:span><text:span text:style-name="T13"> = 0x00000001;</text:span></text:p>
      <text:p text:style-name="P26"><text:span text:style-name="T13"><text:s text:c="2"/></text:span><text:span text:style-name="T16">public</text:span><text:span text:style-name="T13"> </text:span><text:span text:style-name="T16">static</text:span><text:span text:style-name="T13"> </text:span><text:span text:style-name="T16">final</text:span><text:span text:style-name="T13"> </text:span><text:span text:style-name="T16">int</text:span><text:span text:style-name="T13"> </text:span><text:span text:style-name="T18">REMOVED</text:span><text:span text:style-name="T13"> = 0x00000002;</text:span></text:p>
      <text:p text:style-name="P26"><text:span text:style-name="T13"><text:s text:c="2"/></text:span><text:span text:style-name="T16">public</text:span><text:span text:style-name="T13"> </text:span><text:span text:style-name="T16">static</text:span><text:span text:style-name="T13"> </text:span><text:span text:style-name="T16">final</text:span><text:span text:style-name="T13"> </text:span><text:span text:style-name="T16">int</text:span><text:span text:style-name="T13"> </text:span><text:span text:style-name="T18">MODIFIED</text:span><text:span text:style-name="T13"> = 0x00000004;</text:span></text:p>
      <text:p text:style-name="P26"><text:span text:style-name="T13"><text:s text:c="2"/></text:span><text:span text:style-name="T16">public</text:span><text:span text:style-name="T13"> </text:span><text:span text:style-name="T16">static</text:span><text:span text:style-name="T13"> </text:span><text:span text:style-name="T16">final</text:span><text:span text:style-name="T13"> </text:span><text:span text:style-name="T16">int</text:span><text:span text:style-name="T13"> </text:span><text:span text:style-name="T18">MODIFIED_ENDMATCH</text:span><text:span text:style-name="T13"> = 0x00000008;</text:span></text:p>
      <text:p text:style-name="P26"/>
      <text:p text:style-name="P26"><text:soft-page-break/><text:span text:style-name="T13"><text:s text:c="2"/></text:span><text:span text:style-name="T16">private</text:span><text:span text:style-name="T13"> </text:span><text:span text:style-name="T16">final</text:span><text:span text:style-name="T13"> EndpointDescription </text:span><text:span text:style-name="T17">endpoint</text:span><text:span text:style-name="T13">;</text:span></text:p>
      <text:p text:style-name="P26"><text:span text:style-name="T13"><text:s text:c="2"/></text:span><text:span text:style-name="T16">private</text:span><text:span text:style-name="T13"> </text:span><text:span text:style-name="T16">final</text:span><text:span text:style-name="T13"> </text:span><text:span text:style-name="T16">int</text:span><text:span text:style-name="T13"> </text:span><text:span text:style-name="T17">type</text:span><text:span text:style-name="T13">;</text:span></text:p>
      <text:p text:style-name="P26"/>
      <text:p text:style-name="P26"><text:span text:style-name="T13"><text:s text:c="2"/></text:span><text:span text:style-name="T16">public</text:span><text:span text:style-name="T13"> EndpointEvent(</text:span><text:span text:style-name="T16">int</text:span><text:span text:style-name="T13"> type, EndpointDescription endpoint</text:span><text:span text:style-name="T13">) {</text:span></text:p>
      <text:p text:style-name="P26"><text:span text:style-name="T13"><text:s text:c="4"/></text:span><text:span text:style-name="T16">super</text:span><text:span text:style-name="T13">(endpoint);</text:span></text:p>
      <text:p text:style-name="P26"><text:span text:style-name="T13"><text:s text:c="4"/></text:span><text:span text:style-name="T16">this</text:span><text:span text:style-name="T13">.</text:span><text:span text:style-name="T17">endpoint</text:span><text:span text:style-name="T13"> = endpoint;</text:span></text:p>
      <text:p text:style-name="P26"><text:span text:style-name="T13"><text:s text:c="4"/></text:span><text:span text:style-name="T16">this</text:span><text:span text:style-name="T13">.</text:span><text:span text:style-name="T17">type</text:span><text:span text:style-name="T13"> = type;</text:span></text:p>
      <text:p text:style-name="P24"><text:s text:c="2"/>}</text:p>
      <text:p text:style-name="P26"/>
      <text:p text:style-name="P26"><text:span text:style-name="T13"><text:s text:c="2"/></text:span><text:span text:style-name="T16">public</text:span><text:span text:style-name="T13"> EndpointDescription getEndpoint() {</text:span></text:p>
      <text:p text:style-name="P26"><text:span text:style-name="T13"><text:s text:c="4"/></text:span><text:span text:style-name="T16">return</text:span><text:span text:style-name="T13"> </text:span><text:span text:style-name="T17">endpoint</text:span><text:span text:style-name="T13">;</text:span></text:p>
      <text:p text:style-name="P24"><text:s text:c="2"/>}</text:p>
      <text:p text:style-name="P26"/>
      <text:p text:style-name="P26"><text:span text:style-name="T13"><text:s text:c="2"/></text:span><text:span text:style-name="T16">public</text:span><text:span text:style-name="T13"> </text:span><text:span text:style-name="T16">int</text:span><text:span text:style-name="T13"> getType() {</text:span></text:p>
      <text:p text:style-name="P26"><text:span text:style-name="T13"><text:s text:c="4"/></text:span><text:span text:style-name="T16">return</text:span><text:span text:style-name="T13"> </text:span><text:span text:style-name="T17">type</text:span><text:span text:style-name="T13">;</text:span></text:p>
      <text:p text:style-name="P24"><text:s text:c="2"/>}</text:p>
      <text:p text:style-name="P24">}</text:p>
      <text:h text:style-name="Heading_20_2" text:outline-level="2">Updating Exported and Imported Services</text:h>
      <text:p text:style-name="P19">To support requirement RSA02 cases it is necessary to add update methods to both ImportRegistration and ExportRegistration. As these are “provider types” that should only be implemented by RSA Distribution providers this represents a minor change to the RSA API.</text:p>
      <text:p text:style-name="P19"/>
      <text:h text:style-name="P55" text:outline-level="3">ExportRegistration</text:h>
      <text:p text:style-name="Body"><text:span text:style-name="T14">The ExportRegistration represents a</text:span><text:span text:style-name="T14">n OSGi service that has been exported by a Distribution Provider. It is the Topology Manager's role to track and manage which services are exported</text:span><text:span text:style-name="T14">, therefore an update method should be added to this interface. The Topology Manager should also have an oppor</text:span><text:span text:style-name="T14">tunity to change the set of </text:span><text:span text:style-name="T14">properties that were passed when originally creating the ExportRegistration</text:span></text:p>
      <text:p text:style-name="P27"/>
      <text:p text:style-name="P27"><text:span text:style-name="T13"><text:tab/></text:span><text:span text:style-name="T19">/**</text:span></text:p>
      <text:p text:style-name="P27"><text:span text:style-name="T19"><text:tab/> * Update the </text:span><text:span text:style-name="T20">endpoint</text:span><text:span text:style-name="T19"> represented by this </text:span><text:span text:style-name="T21">{@link ExportRegistration}</text:span><text:span text:style-name="T19"> and</text:span></text:p>
      <text:p text:style-name="P27"><text:span text:style-name="T19"><text:tab/> * return an updated </text:span><text:span text:style-name="T21">{@link EndpointDescription}</text:span><text:span text:style-name="T19">. If this method returns an</text:span></text:p>
      <text:p text:style-name="P27"><text:span text:style-name="T19"><text:tab/> * updated </text:span><text:span text:style-name="T21">{@link EndpointDescription}</text:span><text:span text:style-name="T19">, then the object returned via</text:span></text:p>
      <text:p text:style-name="P27"><text:span text:style-name="T19"><text:tab/> * </text:span><text:span text:style-name="T21">{@link #getExportReference()}</text:span><text:span text:style-name="T19"> must also have been updated to return this</text:span></text:p>
      <text:p text:style-name="P28"><text:tab/> * new object. If this method does not return an updated</text:p>
      <text:p text:style-name="P27"><text:span text:style-name="T19"><text:tab/> * </text:span><text:span text:style-name="T21">{@link EndpointDescription}</text:span><text:span text:style-name="T19"> then the object returned via</text:span></text:p>
      <text:p text:style-name="P27"><text:span text:style-name="T19"><text:tab/> * </text:span><text:span text:style-name="T21">{@link #getExportReference()}</text:span><text:span text:style-name="T19"> should remain unchanged.</text:span></text:p>
      <text:p text:style-name="P28"><text:tab/> * </text:p>
      <text:p text:style-name="P27"><text:span text:style-name="T19"><text:tab/> * When creating the updated </text:span><text:span text:style-name="T21">{@link EndpointDescription}</text:span><text:span text:style-name="T19"> the</text:span></text:p>
      <text:p text:style-name="P27"><text:span text:style-name="T19"><text:tab/> * </text:span><text:span text:style-name="T21">{@link ServiceReference}</text:span><text:span text:style-name="T19"> originally passed to</text:span></text:p>
      <text:p text:style-name="P27"><text:span text:style-name="T19"><text:tab/> * </text:span><text:span text:style-name="T21">{@link RemoteServiceAdmin#exportService(ServiceReference, Map)}</text:span><text:span text:style-name="T19"> must be</text:span></text:p>
      <text:p text:style-name="P28"><text:tab/> * queried to pick up any changes to its service properties.</text:p>
      <text:p text:style-name="P28"><text:tab/> * </text:p>
      <text:p text:style-name="P28"><text:tab/> * If this argument is null then the original properties passed when</text:p>
      <text:p text:style-name="P28"><text:tab/> * creating this ExportRegistration should be used when constructing the</text:p>
      <text:p text:style-name="P27"><text:span text:style-name="T19"><text:tab/> * updated </text:span><text:span text:style-name="T21">{@link EndpointDescription}</text:span><text:span text:style-name="T19">. Otherwise the new properties should</text:span></text:p>
      <text:p text:style-name="P28"><text:tab/> * be used, and replace the original properties for subsequent calls to the</text:p>
      <text:p text:style-name="P28"><text:soft-page-break/><text:tab/> * update method.</text:p>
      <text:p text:style-name="P28"><text:tab/> * </text:p>
      <text:p text:style-name="P27"><text:span text:style-name="T19"><text:tab/> * </text:span><text:span text:style-name="T22">@param</text:span><text:span text:style-name="T19"> properties properties to be merged with the current service</text:span></text:p>
      <text:p text:style-name="P27"><text:span text:style-name="T19"><text:tab/> * <text:s text:c="7"/>properties for the </text:span><text:span text:style-name="T21">{@link ServiceReference}</text:span><text:span text:style-name="T19"> represented by this</text:span></text:p>
      <text:p text:style-name="P27"><text:span text:style-name="T19"><text:tab/> * <text:s text:c="7"/></text:span><text:span text:style-name="T21">{@link ExportRegistration}</text:span><text:span text:style-name="T19">. If null is passed then the original</text:span></text:p>
      <text:p text:style-name="P28"><text:tab/> * <text:s text:c="7"/>properties passed to</text:p>
      <text:p text:style-name="P27"><text:span text:style-name="T19"><text:tab/> * <text:s text:c="7"/></text:span><text:span text:style-name="T21">{@link RemoteServiceAdmin#exportService(ServiceReference, Map)}</text:span></text:p>
      <text:p text:style-name="P28"><text:tab/> * <text:s text:c="7"/>will be used.</text:p>
      <text:p text:style-name="P27"><text:span text:style-name="T19"><text:tab/> * </text:span><text:span text:style-name="T22">@return</text:span><text:span text:style-name="T19"> The updated </text:span><text:span text:style-name="T21">{@link EndpointDescription}</text:span><text:span text:style-name="T19"> for this registration.</text:span></text:p>
      <text:p text:style-name="P27"><text:span text:style-name="T19"><text:tab/> * </text:span><text:span text:style-name="T22">@throws</text:span><text:span text:style-name="T19"> IllegalStateException When this registration was not properly</text:span></text:p>
      <text:p text:style-name="P27"><text:span text:style-name="T19"><text:tab/> * <text:s text:c="8"/>initialized. See </text:span><text:span text:style-name="T21">{@link #getException()}</text:span><text:span text:style-name="T19">.</text:span></text:p>
      <text:p text:style-name="P28"><text:tab/> * <text:change-start text:change-id="ct625793776"/></text:p>
      <text:p text:style-name="P28"><text:tab/> * @since 1.1<text:change-end text:change-id="ct625793776"/></text:p>
      <text:p text:style-name="P28"><text:tab/> */</text:p>
      <text:p text:style-name="P25"><text:tab/>EndpointDescription update(Map&lt;String, ?&gt; properties);</text:p>
      <text:p text:style-name="P25"/>
      <text:h text:style-name="P55" text:outline-level="3">ImportRegistration</text:h>
      <text:p text:style-name="P19">The ExportRegistration represents an OSGi service that has been imported into the framework by a Distribution Provider. It is the Topology Manager's role to track and manage which services are imported, but not to actually register the imported service, therefore an update method should be added to this interface. The Topology Manager must be able to pass the new EndpointDescription for this imported service.</text:p>
      <text:p text:style-name="P27"/>
      <text:p text:style-name="P27"><text:span text:style-name="T13"><text:tab/></text:span><text:span text:style-name="T19">/**</text:span></text:p>
      <text:p text:style-name="P27"><text:span text:style-name="T19"><text:tab/> * Update the local service represented by this </text:span><text:span text:style-name="T21">{@link ImportRegistration}</text:span><text:span text:style-name="T19">.</text:span></text:p>
      <text:p text:style-name="P27"><text:span text:style-name="T19"><text:tab/> * After this method returns the </text:span><text:span text:style-name="T21">{@link EndpointDescription}</text:span><text:span text:style-name="T19"> returned via</text:span></text:p>
      <text:p text:style-name="P27"><text:span text:style-name="T19"><text:tab/> * </text:span><text:span text:style-name="T21">{@link #getImportReference()}</text:span><text:span text:style-name="T19"> must have been updated.</text:span></text:p>
      <text:p text:style-name="P28"><text:tab/> * </text:p>
      <text:p text:style-name="P27"><text:span text:style-name="T19"><text:tab/> * </text:span><text:span text:style-name="T22">@param</text:span><text:span text:style-name="T19"> endpoint The updated </text:span><text:span text:style-name="T20">endpoint</text:span></text:p>
      <text:p text:style-name="P28"><text:tab/> * </text:p>
      <text:p text:style-name="P27"><text:span text:style-name="T19"><text:tab/> * </text:span><text:span text:style-name="T22">@throws</text:span><text:span text:style-name="T19"> IllegalStateException When this registration was not properly</text:span></text:p>
      <text:p text:style-name="P27"><text:span text:style-name="T19"><text:tab/> * <text:s text:c="8"/>initialized. See </text:span><text:span text:style-name="T21">{@link #getException()}</text:span><text:span text:style-name="T19">.</text:span></text:p>
      <text:p text:style-name="P27"><text:span text:style-name="T19"><text:tab/> * </text:span><text:span text:style-name="T22">@throws</text:span><text:span text:style-name="T19"> IllegalArgumentException When the supplied</text:span></text:p>
      <text:p text:style-name="P27"><text:span text:style-name="T19"><text:tab/> * <text:s text:c="8"/></text:span><text:span text:style-name="T21">{@link EndpointDescription}</text:span><text:span text:style-name="T19"> does not represent the same </text:span><text:span text:style-name="T20">endpoint</text:span></text:p>
      <text:p text:style-name="P27"><text:span text:style-name="T19"><text:tab/> * <text:s text:c="8"/>as this </text:span><text:span text:style-name="T21">{@link ImportRegistration}</text:span><text:span text:style-name="T19">.</text:span></text:p>
      <text:p text:style-name="P28"><text:tab/> *<text:change-start text:change-id="ct1063355664"/></text:p>
      <text:p text:style-name="P28"><text:tab/><text:change-end text:change-id="ct1063355664"/> <text:change-start text:change-id="ct1240366160"/>* @since 1.1<text:change-end text:change-id="ct1240366160"/></text:p>
      <text:p text:style-name="P28"><text:tab/> */</text:p>
      <text:p text:style-name="P27"><text:span text:style-name="T13"><text:tab/></text:span><text:span text:style-name="T16">void</text:span><text:span text:style-name="T13"> update(EndpointDescription endpoint);</text:span></text:p>
      <text:p text:style-name="P25"/>
      <text:h text:style-name="Heading_20_2" text:outline-level="2">Clarify the uniqueness of EndpointDescription Id Strings</text:h>
      <text:p text:style-name="P30"/>
      <text:p text:style-name="P29">The RSA 1.1 specification should clarify the uniqueness of EndpointDescription Id Strings to state that they are required to be unique within the connected set of frameworks. This means that no two distribution providers connected by a discovery service should produce the same Id String unless the EndpointDescription is for the same endpoint.</text:p>
      <text:h text:style-name="Heading_20_3" text:outline-level="3">Producing a suitably Unique identifier</text:h>
      <text:p text:style-name="Body">The simplest way to ensure that a growth in the number of EndpointDescriptions and/or the size of the connected group does not violate the required uniqueness of Endpoint Ids is for implementations to make their Endpoint Ids globally unique. This protects against clashes regardless of changes to the connected group.</text:p>
      <text:p text:style-name="Body"><text:soft-page-break/>Whilst globally unique identifiers are a simple solution to the Endpoint Id uniqueness problem, they are not easy to implement in all environments. In some systems they can be prohibitively expensive to create, or of insufficient entropy to be genuinely unique. Some distribution providers may therefore choose not to use random globally unique ids. </text:p>
      <text:p text:style-name="Body">In the case where no globally unique value is used the following actions are recommended (although not required).</text:p>
      <text:list xml:id="list1445737253912357895" text:style-name="L5">
        <text:list-item>
          <text:p text:style-name="P37">Distribution Providers protect against intra-framework clashes using some known value unique to the service, for example the service id.</text:p>
        </text:list-item>
        <text:list-item>
          <text:p text:style-name="P37">Distribution Providers protect against inter-provider collisions within a single framework by using some unique value, such as the distribution provider's bundle id. The distribution provider bundle's symbolic name is insufficient, as there may be multiple versions of the same distribution provider installed within a single framework.<office:annotation><dc:creator>David Bosschaert</dc:creator><dc:date>2013-09-24T08:45:16</dc:date><text:p text:style-name="P58"><text:span text:style-name="T28">Another way to achieve this is by using a unique combination of protocol + port. Or if the RSA utilizes something like the HTTP Service, protocol + context.</text:span></text:p></office:annotation><office:annotation><dc:creator>Tim Ward</dc:creator><dc:date>2013-09-24T09:46:17</dc:date><text:p text:style-name="P58"><text:span text:style-name="T29">Reply to David Bosschaert (24/09/2013, 08:45): "..."</text:span></text:p><text:p><text:span text:style-name="T30">Two things:</text:span></text:p><text:p><text:span text:style-name="T30"/></text:p><text:p><text:span text:style-name="T30">1. These recommendations need to be generic. Not everyone has a host and port.</text:span></text:p><text:p><text:span text:style-name="T30"/></text:p><text:p><text:span text:style-name="T30">2. Using host + port actually isn't strong enough in all cases. If my distribution layer can multiplex, and I deploy version 1.0 and 1.1 of the same provider then they can end up clashing. This is obvious for things like JMS, but also affects HTTP if you use filters on a base URL to route to named servlets.</text:span></text:p></office:annotation></text:p>
        </text:list-item>
        <text:list-item>
          <text:p text:style-name="P37">Distribution Providers protect against inter-framework collisions using some value unique to the framework, such as the framework UUID.<office:annotation><dc:creator>David Bosschaert</dc:creator><dc:date>2013-09-24T08:46:23</dc:date><text:p text:style-name="P58"><text:span text:style-name="T28">Although not as strong, you could also use the host name/ip, protocol and port combination, which may be more natural for an RSA implementation to use.</text:span></text:p></office:annotation><office:annotation><dc:creator>Tim Ward</dc:creator><dc:date>2013-09-24T09:49:02</dc:date><text:p text:style-name="P58"><text:span text:style-name="T29">Reply to David Bosschaert (24/09/2013, 08:46): "..."</text:span></text:p><text:p><text:span text:style-name="T30">Not everyone has a host/ip but there will always be a framework UUID because it's in the core spec (and has been since at least 4.3). This is why I didn't reference IP or port in the generic rules.</text:span></text:p><text:p><text:span text:style-name="T30"/></text:p><text:p><text:span text:style-name="T30">Also, if we're being strict about inter-framework collisions, ports can open and close within the lifetime of a framework, so protocol IP + port may not remain unique over time</text:span></text:p></office:annotation></text:p>
        </text:list-item>
      </text:list>
      <text:p text:style-name="Body">These suggestions may be included in the specification, but are not intended to be normative, and no implementation should rely on certain values being contained within the id. Distribution Providers are free to generate Endpoint Id in any way, as long as it meets the required level of uniqueness.<text:change-start text:change-id="ct402392576"/></text:p>
      <text:h text:style-name="Heading_20_2" text:outline-level="2"><text:change-end text:change-id="ct402392576"/><text:change-start text:change-id="ct1259183552"/>Event Admin property mapping</text:h>
      <text:p text:style-name="Body">The event mappings defined in <text:change-end text:change-id="ct1259183552"/><text:change-start text:change-id="ct1072323408"/>Remote Service Admin 1.0 were missing constant definitions, and also inconsistent with normal mappings. To remedy this this RFC proposes that:</text:p>
      <text:list xml:id="list2200940228852117552" text:style-name="L8">
        <text:list-item>
          <text:p text:style-name="P39"><text:change-end text:change-id="ct1072323408"/><text:change-start text:change-id="ct1240075712"/>Implementations continue to map failure exceptions to the “cause” property. This ensures <text:change-end text:change-id="ct1240075712"/><text:change-start text:change-id="ct57472928"/>backward compatibility betwee<text:change-end text:change-id="ct57472928"/><text:change-start text:change-id="ct1240335168"/>n versions of the specification.<text:change-end text:change-id="ct1240335168"/><text:change-start text:change-id="ct368606304"/> There will continue to be no constant defined for this key.</text:p>
        </text:list-item>
        <text:list-item>
          <text:p text:style-name="P39">RSA 1.1 Implementations must also map failure exceptions to the “ex<text:change-end text:change-id="ct368606304"/><text:change-start text:change-id="ct625146160"/>ception” property defined by Event Admin. This is expected to be the normal location that event receivers will <text:change-end text:change-id="ct625146160"/><text:change-start text:change-id="ct1058439200"/>use to find exception values.</text:p>
        </text:list-item>
      </text:list>
      <text:h text:style-name="Heading_20_2" text:outline-level="2">Generic Capability nam<text:change-end text:change-id="ct1058439200"/><text:change-start text:change-id="ct215025728"/>espaces</text:h>
      <text:p text:style-name="Body">This RFC suggests that implementations make use of Generic Capabilities<text:change-end text:change-id="ct215025728"/><text:change-start text:change-id="ct1258665600"/> to describe their interaction within the Remote Services Admin specification. To enable this it define<text:change-end text:change-id="ct1258665600"/><text:change-start text:change-id="ct1258481808"/>s the namespace '<text:span text:style-name="T27">osgi.remoteserviceadmin</text:span>'<text:change-end text:change-id="ct1258481808"/><text:change-start text:change-id="ct1064035584"/></text:p>
      <text:h text:style-name="Heading_20_3" text:outline-level="3"><text:change-end text:change-id="ct1064035584"/><text:change-start text:change-id="ct53772656"/>The osgi.remoteserviceadmin<text:change-end text:change-id="ct53772656"/><text:change-start text:change-id="ct570725456"/> namespace</text:h>
      <text:p text:style-name="Body">The osgi.remoteserviceadmin namespace uses the <text:span text:style-name="T27">osgi.remoteserviceadmin</text:span> attribute to indicate the type of<text:change-end text:change-id="ct570725456"/><text:change-start text:change-id="ct401963952"/> actor that the bundle is. There are three defined values for the <text:span text:style-name="T27">osgi.remoteserviceadmin</text:span> attribute: '<text:change-end text:change-id="ct401963952"/><text:change-start text:change-id="ct632008384"/><text:span text:style-name="T27">discovery</text:span>', '<text:span text:style-name="T27">distribution</text:span>' and '<text:span text:style-name="T27">topology</text:span>'. The initial version of the osgi.remoteserviceadmin namespace is 1.1, to match the version of the RSA specification that introduced it, and is declared using the <text:span text:style-name="T27">version</text:span> attribute, of type Version.</text:p>
      <text:p text:style-name="P40">Discovery Providers</text:p>
      <text:p text:style-name="Body">For Discovery providers <text:change-end text:change-id="ct632008384"/><text:change-start text:change-id="ct215542368"/>there is an additional defined attribute, '<text:span text:style-name="T27">protocols</text:span>'. The protocols attribute is of type List&lt;String&gt; <text:change-end text:change-id="ct215542368"/><text:change-start text:change-id="ct1239771824"/>and contains a list of the discovery protocols supported by the discovery provider.<text:change-end text:change-id="ct1239771824"/><text:change-start text:change-id="ct1260006432"/> Local discovery providers (using the Endpoint XML extender<text:change-end text:change-id="ct1260006432"/><text:change-start text:change-id="ct630770816"/>)<text:change-end text:change-id="ct630770816"/><text:change-start text:change-id="ct74225024"/>, should use the value '<text:span text:style-name="T27">local</text:span>' to indicate that they support local discovery.<text:change-end text:change-id="ct74225024"/><text:change-start text:change-id="ct1239982352"/> Other values for the protocols attribute are implementation specific.<text:change-end text:change-id="ct1239982352"/><text:change-start text:change-id="ct571302480"/></text:p>
      <text:p text:style-name="Body"><text:soft-page-break/>For consistency, Local Discovery extenders should also declare their extender capabiliity using the osgi.extender namespace and the attribute value 'osgi.remoteserviceadmin'. The extender capability should be declared at version 1.1</text:p>
      <text:p text:style-name="Body">Example: A discovery provider<text:change-end text:change-id="ct571302480"/><text:change-start text:change-id="ct630470256"/> that provides local and SLP discovery:<text:change-end text:change-id="ct630470256"/><text:change-start text:change-id="ct1182145008"/></text:p>
      <text:p text:style-name="P41">Provide-Capability<text:change-end text:change-id="ct1182145008"/><text:change-start text:change-id="ct1258804208"/>: osgi.extender;<text:change-end text:change-id="ct1258804208"/><text:change-start text:change-id="ct632228000"/> <text:change-end text:change-id="ct632228000"/><text:change-start text:change-id="ct371853600"/>osgi.extender<text:change-end text:change-id="ct371853600"/><text:change-start text:change-id="ct1226332960"/>=osgi.remoteserviceadmin; version:Version=1.1, osgi.remoteserviceadmin; osgi.remoteserviceadmin=discovery; <text:s/>protocols:List&lt;String&gt;=”SLP,local”; version:Version=1.1</text:p>
      <text:p text:style-name="P47">Distribution Providers</text:p>
      <text:p text:style-name="P45">Remote Service Admin distribution providers advertise their supported distribution mechanisms using configurations. These are selected at runtime using the <text:span text:style-name="T27">service.exported.configs</text:span> service property. The Generic Capability for distribution providers therefore defines an attribute “<text:span text:style-name="T27">configs</text:span>”, of type List&lt;String&gt;, that a distribution provider can use to advertise the configs that it supports.</text:p>
      <text:p text:style-name="Body">Example: A Distribution provider that provides JAX-WS and JAX-RS as distribution mechanisms:</text:p>
      <text:p text:style-name="P41">Provide-Capability: osgi.remoteserviceadmin; osgi.remoteserviceadmin=distribution; <text:s/>configs:List&lt;String&gt;=”jax-ws,jax-rs”; version:Version=1.1</text:p>
      <text:p text:style-name="P47"><text:change-end text:change-id="ct1226332960"/><text:change-start text:change-id="ct1072468576"/>Topology Managers<text:change-end text:change-id="ct1072468576"/><text:change-start text:change-id="ct1064014032"/></text:p>
      <text:p text:style-name="P48">Remote Service Admin topology managers may use different policies when determining which services to import. T<text:change-end text:change-id="ct1064014032"/><text:change-start text:change-id="ct53612256"/>he Generic capabilitiy for topology managers should therefore include the <text:span text:style-name="T27">policy</text:span> attribute. This attribute has a String value that may be one of the specification suggested policies, such as promiscuous or fail-over<text:change-end text:change-id="ct53612256"/><text:change-start text:change-id="ct1258301968"/>, or a custom mechanism.</text:p>
      <text:p text:style-name="Body"><text:change-end text:change-id="ct1258301968"/><text:change-start text:change-id="ct328855008"/>Example: A Topology Manager <text:s/>that uses the promiscuous policy</text:p>
      <text:p text:style-name="P46">Provide-Capability: osgi.remoteserviceadmin; osgi.remoteserviceadmin=topology; <text:s/>policy=promiscuous<text:change-end text:change-id="ct328855008"/><text:change-start text:change-id="ct371301888"/>; version:Version=1.1<text:change-end text:change-id="ct371301888"/></text:p>
      <text:h text:style-name="P2" text:outline-level="1">Data Transfer Objects</text:h>
      <text:p text:style-name="Body"><text:change-start text:change-id="ct630825904"/>The updates defined in this RFC do not require any <text:span text:style-name="T26">additional</text:span> DTOs</text:p>
      <text:p text:style-name="P1"><text:change-end text:change-id="ct630825904"/><text:change text:change-id="ct71876944"/></text:p>
      <text:h text:style-name="Heading_20_1" text:outline-level="1" text:is-list-header="true"><text:change text:change-id="ct1226467840"/><text:soft-page-break/><text:span text:style-name="T1"/></text:h>
      <text:h text:style-name="P2" text:outline-level="1">Considered Alternatives</text:h>
      <text:p text:style-name="P3"><text:change text:change-id="ct1071938464"/></text:p>
      <text:h text:style-name="P2" text:outline-level="1">Security Considerations</text:h>
      <text:p text:style-name="Body"><text:change-start text:change-id="ct1072054016"/>The proposed changes in the RFC do not require any security changes</text:p>
      <text:p text:style-name="P3"><text:change-end text:change-id="ct1072054016"/><text:change text:change-id="ct1226486336"/></text:p>
      <text:h text:style-name="P2" text:outline-level="1"><text:soft-page-break/>Document Support</text:h>
      <text:h text:style-name="P56" text:outline-level="2">References</text:h>
      <text:list xml:id="list5053560547513682661" text:style-name="WW8Num3">
        <text:list-item>
          <text:p text:style-name="P50"><text:bookmark-start text:name="_Ref493020620"/>Bradner, S., Key words for use in RFCs to Indicate Requirement Levels, RFC2119, March 1997.<text:bookmark-end text:name="_Ref493020620"/></text:p>
        </text:list-item>
        <text:list-item>
          <text:p text:style-name="P50">Software Requirements &amp; Specifications. Michael Jackson. ISBN 0-201-87712-0</text:p>
        </text:list-item>
      </text:list>
      <text:p text:style-name="P22"/>
      <text:p text:style-name="P4"><text:change text:change-id="ct570831392"/><text:span text:style-name="T4"/></text:p>
      <text:h text:style-name="P56" text:outline-level="2">Author’s Address</text:h>
      <text:p text:style-name="P4"/>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David Bosschaert</text:p>
          </table:table-cell>
        </table:table-row>
        <table:table-row table:style-name="Table2.1">
          <table:table-cell table:style-name="Table2.A1" office:value-type="string">
            <text:p text:style-name="P7">Company</text:p>
          </table:table-cell>
          <table:table-cell table:style-name="Table2.B1" office:value-type="string">
            <text:p text:style-name="P7">Red Hat</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10">david@redhat.com</text:p>
          </table:table-cell>
        </table:table-row>
      </table:table>
      <text:p text:style-name="P4"/>
      <table:table table:name="Table3" table:style-name="Table3">
        <table:table-column table:style-name="Table3.A"/>
        <table:table-column table:style-name="Table3.B"/>
        <table:table-row table:style-name="Table3.1">
          <table:table-cell table:style-name="Table3.A1" office:value-type="string">
            <text:p text:style-name="P7">Name</text:p>
          </table:table-cell>
          <table:table-cell table:style-name="Table3.B1" office:value-type="string">
            <text:p text:style-name="P7">Richard Nicholson</text:p>
          </table:table-cell>
        </table:table-row>
        <table:table-row table:style-name="Table3.1">
          <table:table-cell table:style-name="Table3.A1" office:value-type="string">
            <text:p text:style-name="P7">Company</text:p>
          </table:table-cell>
          <table:table-cell table:style-name="Table3.B1" office:value-type="string">
            <text:p text:style-name="P7">Paremus</text:p>
          </table:table-cell>
        </table:table-row>
        <table:table-row table:style-name="Table3.1">
          <table:table-cell table:style-name="Table3.A1" office:value-type="string">
            <text:p text:style-name="P7">Address</text:p>
          </table:table-cell>
          <table:table-cell table:style-name="Table3.B1" office:value-type="string">
            <text:p text:style-name="P7"/>
          </table:table-cell>
        </table:table-row>
        <table:table-row table:style-name="Table3.1">
          <table:table-cell table:style-name="Table3.A1" office:value-type="string">
            <text:p text:style-name="P7">Voice</text:p>
          </table:table-cell>
          <table:table-cell table:style-name="Table3.B1" office:value-type="string">
            <text:p text:style-name="P7"/>
          </table:table-cell>
        </table:table-row>
        <table:table-row table:style-name="Table3.1">
          <table:table-cell table:style-name="Table3.A1" office:value-type="string">
            <text:p text:style-name="P10">e-mail</text:p>
          </table:table-cell>
          <table:table-cell table:style-name="Table3.B1" office:value-type="string">
            <text:p text:style-name="P10"/>
          </table:table-cell>
        </table:table-row>
      </table:table>
      <text:p text:style-name="P22"/>
      <text:p text:style-name="P4"/>
      <table:table table:name="Table4" table:style-name="Table4">
        <table:table-column table:style-name="Table4.A"/>
        <table:table-column table:style-name="Table4.B"/>
        <table:table-row table:style-name="Table4.1">
          <table:table-cell table:style-name="Table4.A1" office:value-type="string">
            <text:p text:style-name="P7">Name</text:p>
          </table:table-cell>
          <table:table-cell table:style-name="Table4.B1" office:value-type="string">
            <text:p text:style-name="P7">Tim Ward</text:p>
          </table:table-cell>
        </table:table-row>
        <table:table-row table:style-name="Table4.1">
          <table:table-cell table:style-name="Table4.A1" office:value-type="string">
            <text:p text:style-name="P7">Company</text:p>
          </table:table-cell>
          <table:table-cell table:style-name="Table4.B1" office:value-type="string">
            <text:p text:style-name="P7">Paremus</text:p>
          </table:table-cell>
        </table:table-row>
        <table:table-row table:style-name="Table4.1">
          <table:table-cell table:style-name="Table4.A1" office:value-type="string">
            <text:p text:style-name="P7">Address</text:p>
          </table:table-cell>
          <table:table-cell table:style-name="Table4.B1" office:value-type="string">
            <text:p text:style-name="P7"/>
          </table:table-cell>
        </table:table-row>
        <table:table-row table:style-name="Table4.1">
          <table:table-cell table:style-name="Table4.A1" office:value-type="string">
            <text:p text:style-name="P7">Voice</text:p>
          </table:table-cell>
          <table:table-cell table:style-name="Table4.B1" office:value-type="string">
            <text:p text:style-name="P7"/>
          </table:table-cell>
        </table:table-row>
        <table:table-row table:style-name="Table4.1">
          <table:table-cell table:style-name="Table4.A1" office:value-type="string">
            <text:p text:style-name="P10">e-mail</text:p>
          </table:table-cell>
          <table:table-cell table:style-name="Table4.B1" office:value-type="string">
            <text:p text:style-name="P10">tim.ward@paremus.com</text:p>
          </table:table-cell>
        </table:table-row>
      </table:table>
      <text:p text:style-name="P22"/>
      <text:h text:style-name="P56" text:outline-level="2"><text:soft-page-break/>Acronyms and Abbreviations</text:h>
      <text:p text:style-name="P4"/>
      <text:h text:style-name="P56" text:outline-level="2">End of Document</text:h>
      <text:p text:style-name="P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328612BC.png" xlink:type="simple" xlink:show="embed" xlink:actuate="onLoad"/></draw:frame><text:tab/><text:user-defined style:data-style-name="N0" text:name="RFC Title">RFC 203 – Remote Service Admin 1.1</text:user-defined><text:tab/>Page <text:page-number text:select-page="current">5</text:page-number> of <text:page-count style:num-format="1">15</text:page-count></text:p>
        <text:p text:style-name="Header"/>
        <text:p text:style-name="Header"><text:tab/>Draft<text:tab/> <text:modification-date style:data-style-name="N76">November 1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08-21T16:10:15</meta:creation-date>
    <meta:editing-cycles>39</meta:editing-cycles>
    <meta:editing-duration>PT21H35M15S</meta:editing-duration>
    <meta:initial-creator>David Bosschaert</meta:initial-creator>
    <dc:date>2013-11-14T11:13:16</dc:date>
    <dc:creator>Tim Ward</dc:creator>
    <meta:printed-by>David Bosschaert</meta:printed-by>
    <meta:print-date>2013-08-21T16:44:40</meta:print-date>
    <meta:document-statistic meta:table-count="4" meta:image-count="2" meta:object-count="0" meta:page-count="15" meta:paragraph-count="278" meta:word-count="4357" meta:character-count="29657"/>
    <meta:user-defined meta:name="Info"/>
    <meta:user-defined meta:name="Info 3"/>
    <meta:user-defined meta:name="Info 4"/>
    <meta:user-defined meta:name="RFC Title">RFC 203 – Remote Service Admin 1.1</meta:user-defined>
  </office:meta>
</office:document-meta>
</file>